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51d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20651d" officeooo:paragraph-rsid="0020651d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0pt" fo:font-weight="normal" officeooo:rsid="0021ab19" officeooo:paragraph-rsid="0021ab19" style:font-size-asian="10pt" style:font-weight-asian="normal" style:font-size-complex="10pt" style:font-weight-complex="normal"/>
    </style:style>
    <style:style style:name="P4" style:family="paragraph" style:parent-style-name="Heading_20_1">
      <style:paragraph-properties fo:text-align="center" style:justify-single-word="false"/>
      <style:text-properties officeooo:paragraph-rsid="001bc5c0"/>
    </style:style>
    <style:style style:name="P5" style:family="paragraph" style:parent-style-name="Heading_20_1">
      <style:text-properties fo:font-size="16pt" style:text-underline-style="solid" style:text-underline-width="auto" style:text-underline-color="font-color" officeooo:rsid="002cdc76" officeooo:paragraph-rsid="002cdc76" style:font-size-asian="16pt" style:font-size-complex="16pt"/>
    </style:style>
    <style:style style:name="P6" style:family="paragraph" style:parent-style-name="Heading_20_2">
      <style:text-properties fo:font-size="13pt" officeooo:rsid="001f5718" officeooo:paragraph-rsid="001f5718" style:font-size-asian="13pt" style:font-size-complex="13pt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377144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77144" officeooo:paragraph-rsid="00377144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37d968" officeooo:paragraph-rsid="0037d968"/>
    </style:style>
    <style:style style:name="P10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officeooo:paragraph-rsid="002de894"/>
    </style:style>
    <style:style style:name="P11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officeooo:rsid="002de894" officeooo:paragraph-rsid="0037d968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officeooo:rsid="002de894" officeooo:paragraph-rsid="002de894"/>
    </style:style>
    <style:style style:name="P13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officeooo:rsid="00377144" officeooo:paragraph-rsid="00377144"/>
    </style:style>
    <style:style style:name="P14" style:family="paragraph" style:parent-style-name="Text_20_body" style:list-style-name="L3">
      <style:paragraph-properties fo:margin-top="0in" fo:margin-bottom="0in" loext:contextual-spacing="false" fo:text-align="justify" style:justify-single-word="false"/>
      <style:text-properties officeooo:rsid="0037d968" officeooo:paragraph-rsid="0037d968"/>
    </style:style>
    <style:style style:name="T1" style:family="text">
      <style:text-properties officeooo:rsid="0021ab19"/>
    </style:style>
    <style:style style:name="T2" style:family="text">
      <style:text-properties style:font-name="Liberation Sans" fo:font-size="18.2000007629395pt" fo:font-weight="bold" officeooo:rsid="00269db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dc7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88f4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2cdc76"/>
    </style:style>
    <style:style style:name="T6" style:family="text">
      <style:text-properties officeooo:rsid="002e86b6"/>
    </style:style>
    <style:style style:name="T7" style:family="text">
      <style:text-properties officeooo:rsid="002de894"/>
    </style:style>
    <style:style style:name="T8" style:family="text">
      <style:text-properties officeooo:rsid="00377144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7d968"/>
    </style:style>
    <style:style style:name="T11" style:family="text">
      <style:text-properties officeooo:rsid="0039ed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5">1-2</text:span><text:span text:style-name="T1"> Robot – </text:span><text:span text:style-name="T2">Status report </text:span><text:span text:style-name="T4">2</text:span></text:h>
      <text:p text:style-name="P3">Kevin GAITAN FIGUEROA</text:p>
      <text:p text:style-name="P3">Ernesto RINCON MARQUEZ</text:p>
      <text:h text:style-name="P5" text:outline-level="1">Progress</text:h>
      <text:h text:style-name="P6" text:outline-level="2">Software/electronics</text:h>
      <text:list xml:id="list30832513" text:style-name="L1">
        <text:list-item>
          <text:p text:style-name="P8">Installed ROS2 on personal machines and began looking at the documentation</text:p>
        </text:list-item>
        <text:list-item>
          <text:p text:style-name="P8">Moved only necessary dynamixel libraries to ROS 2 workspace</text:p>
          <text:list>
            <text:list-item>
              <text:p text:style-name="P7"><text:span text:style-name="T8">We found out that there is a library developed for ROS2, so it won’t be necessary to write a wrapper from scratch</text:span></text:p>
            </text:list-item>
          </text:list>
        </text:list-item>
        <text:list-item>
          <text:p text:style-name="P7"><text:span text:style-name="T8">Began working on core low-level communication node directly on ROS2</text:span></text:p>
        </text:list-item>
        <text:list-item>
          <text:p text:style-name="P8">Translated kinematic model to a “sim” node, with will receive command input vectors from the controller</text:p>
          <text:list>
            <text:list-item>
              <text:p text:style-name="P9">This was based on the previous team’s node, but adapted with the corrected equations <text:span text:style-name="T11">and publishing command speeds</text:span></text:p>
            </text:list-item>
          </text:list>
        </text:list-item>
        <text:list-item>
          <text:p text:style-name="P8">Created preliminary launch file which includes rviz, simulation and rqt for sending commands and visualizing the robot’s motion</text:p>
        </text:list-item>
        <text:list-item>
          <text:p text:style-name="P8">Adapted the robot’s URDF file to more accurately reflect the actual robot’s dimensions</text:p>
        </text:list-item>
      </text:list>
      <text:h text:style-name="Heading_20_1" text:outline-level="1"><text:span text:style-name="T9">Next steps</text:span></text:h>
      <text:list xml:id="list476363177" text:style-name="L3">
        <text:list-item>
          <text:p text:style-name="P13">Continue working on low-level command node</text:p>
          <text:list>
            <text:list-header>
              <text:p text:style-name="P13">This node <text:span text:style-name="T10">will </text:span>publish the current motor state while subscribing to motor commands and sending them to the OpenCR.</text:p>
            </text:list-header>
          </text:list>
        </text:list-item>
        <text:list-item>
          <text:p text:style-name="P10"><text:span text:style-name="T7">Adapt GUI </text:span><text:span text:style-name="T10">to be able to launch different configurations (simulation/real world, manual mode, etc.)</text:span></text:p>
        </text:list-item>
        <text:list-item>
          <text:p text:style-name="P11">Create skeleton controller <text:span text:style-name="T6">node </text:span>for testing the whole system</text:p>
        </text:list-item>
        <text:list-item>
          <text:p text:style-name="P14">Testing full integration</text:p>
          <text:p text:style-name="P14"/>
          <text:p text:style-name="P12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3:12:02.991346467</meta:creation-date>
    <dc:date>2023-05-12T20:22:13.777030859</dc:date>
    <meta:editing-duration>PT39M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98" meta:character-count="1204" meta:non-whitespace-character-count="1039"/>
  </office:meta>
</office:document-meta>
</file>